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0.098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6.094cm"/>
    </style:style>
    <style:style style:name="Tableau1.B" style:family="table-column">
      <style:table-column-properties style:column-width="3.953cm"/>
    </style:style>
    <style:style style:name="Tableau1.1" style:family="table-row">
      <style:table-row-properties style:min-row-height="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keep-together="true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TOPIC/TITLE</text:p>
            <text:p text:style-name="P2"/>
            <text:p text:style-name="P2"/>
            <text:p text:style-name="P2">Cards</text:p>
            <text:p text:style-name="P2"/>
            <text:p text:style-name="P2"/>
          </table:table-cell>
          <table:covered-table-cell/>
        </table:table-row>
        <table:table-row table:style-name="Tableau1.2">
          <table:table-cell table:style-name="Tableau1.A1" table:number-rows-spanned="35" office:value-type="string">
            <text:p text:style-name="P2">Keywords/Questions</text:p>
            <text:p text:style-name="P2"/>
            <text:p text:style-name="P2"/>
            <text:p text:style-name="P2">how to reuse a code 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lass=”card”</text:p>
            <text:p text:style-name="P2"/>
            <text:p text:style-name="P2"/>
            <text:p text:style-name="P2">Card deck</text:p>
            <text:p text:style-name="P2"/>
            <text:p text:style-name="P2"/>
            <text:p text:style-name="P2">Using grid markup</text:p>
          </table:table-cell>
          <table:table-cell table:style-name="Tableau1.A1" office:value-type="string">
            <text:p text:style-name="P2">Notes :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Pricing is comonly used and you can reuse the code from an existing example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<text:a xlink:type="simple" xlink:href="https://getbootstrap.com/docs/4.5/examples/pricing/" text:style-name="Internet_20_link" text:visited-style-name="Visited_20_Internet_20_Link">https://getbootstrap.com/docs/4.5/examples/pricing/</text:a>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Open the inspector mode in chrome use right click in the section you want to copy and copy elements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A useful website to get inspiration (and code) is Bootsnipp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Use the class card inorder to create cards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This class directly put your card automaticaly in the horzontal way with automatic width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It isnot very responsive though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You have tio implemnt : “grid markup”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0.439cm" fo:margin-left="0.42cm" fo:margin-right="0.4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ULLEC, Alexandre</meta:initial-creator>
    <meta:editing-cycles>8</meta:editing-cycles>
    <meta:creation-date>2020-08-07T07:41:00</meta:creation-date>
    <dc:date>2020-08-17T10:46:17.55</dc:date>
    <meta:editing-duration>PT27M45S</meta:editing-duration>
    <meta:generator>OpenOffice/4.1.7$Win32 OpenOffice.org_project/417m1$Build-9800</meta:generator>
    <meta:document-statistic meta:table-count="1" meta:image-count="0" meta:object-count="0" meta:page-count="1" meta:paragraph-count="16" meta:word-count="94" meta:character-count="584"/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